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66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006df8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company_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6004208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130976006512">
          <table:table-cell table:style-name="Table5.A1" office:value-type="string">
            <text:p text:style-name="P60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58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9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130976006512">
          <table:table-cell table:style-name="Table5.A1" office:value-type="string">
            <text:p text:style-name="P61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5"/>
          </table:table-cell>
          <table:covered-table-cell/>
        </table:table-row>
        <table:table-row table:style-name="TableLine2130976006512">
          <table:table-cell table:style-name="Table5.A1" office:value-type="string">
            <text:p text:style-name="P61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2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6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68"><draw:line text:anchor-type="paragraph" draw:z-index="16" draw:name="Shape3_12" draw:style-name="gr1" draw:text-style-name="P75" svg:x1="0.4858in" svg:y1="0.1957in" svg:x2="3.8311in" svg:y2="0.1957in"><text:p/></draw:line>လိပ်စာ</text:p>
            <text:p text:style-name="P68"><text:s/><text:user-field-get text:name="py3o.o.company_id.street">company_street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5"/>
          </table:table-cell>
          <table:table-cell table:style-name="Table5.A1" table:number-rows-spanned="2" office:value-type="string">
            <text:p text:style-name="P67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6006512">
          <table:table-cell table:style-name="Table5.A1" office:value-type="string">
            <text:p text:style-name="P56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5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75136400">
          <table:table-cell table:style-name="Table10.A1" office:value-type="string">
            <text:p text:style-name="P24">စဥ်</text:p>
            <text:p text:style-name="P8"/>
          </table:table-cell>
          <table:table-cell table:style-name="Table10.A1" office:value-type="string">
            <text:p text:style-name="P24">လအမည်</text:p>
            <text:p text:style-name="P8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8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8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8"/>
          </table:table-cell>
          <table:table-cell table:style-name="Table10.F1" office:value-type="string">
            <text:p text:style-name="P24">လက်မှတ်</text:p>
            <text:p text:style-name="P8"/>
          </table:table-cell>
        </table:table-row>
        <table:table-row table:style-name="TableLine2130975221136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7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792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72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120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1632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048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8304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368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6000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704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34448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130975229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130975142800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4">နှုတ်ယူ</text:p>
            <text:p text:style-name="P44">ပေးသွင်းသူ </text:p>
            <text:p text:style-name="P45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4412256">
          <table:table-cell table:style-name="Table7.A5" office:value-type="string">
            <text:p text:style-name="P3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2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2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5152">
          <table:table-cell table:style-name="Table7.A5" office:value-type="string">
            <text:p text:style-name="P32">(ဂ) အိမ်ထောင်ဖက်</text:p>
          </table:table-cell>
          <table:table-cell table:style-name="Table7.D1" office:value-type="string">
            <text:p text:style-name="P32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3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6">လက်မှတ်</text:p>
            <text:p text:style-name="P47">အမည် <text:s text:c="2"/><text:span text:style-name="T8"><text:user-field-get text:name="py3o.o.company_id.hr_head_id.name">hr_head</text:user-field-get></text:span></text:p>
            <text:p text:style-name="P4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7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0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5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2:57:52.051000000</dc:date>
    <meta:editing-duration>P1DT18H56M4S</meta:editing-duration>
    <meta:editing-cycles>967</meta:editing-cycles>
    <meta:document-statistic meta:table-count="7" meta:image-count="0" meta:object-count="0" meta:page-count="3" meta:paragraph-count="122" meta:word-count="411" meta:character-count="2597" meta:non-whitespace-character-count="2264"/>
  </office:meta>
</office:document-meta>
</file>